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2228000405686274333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4198064347192535080" text:style-name="L2">
        <text:list-item>
          <text:list>
            <text:list-header>
              <text:p text:style-name="P23"><text:span text:style-name="T1">Run: </text:span><text:s/>0.1 mile lead into a 2 mile run</text:p>
              <text:p text:style-name="P23">2 mile splits: <text:s/>8:21, 8:03</text:p>
              <text:p text:style-name="P23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5271000396185874460" text:style-name="L3">
        <text:list-item>
          <text:list>
            <text:list-header>
              <text:p text:style-name="P24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ober 11, 2018 3<text:span text:style-name="T1"> miles</text:span> <text:s/></text:p>
      <text:p text:style-name="P18">I jogged 3 miles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11T19:26:57.93</dc:date>
    <dc:creator>James  Lombardi</dc:creator>
    <meta:editing-duration>P5DT14H12M</meta:editing-duration>
    <meta:editing-cycles>462</meta:editing-cycles>
    <meta:generator>OpenOffice/4.1.2$Win32 OpenOffice.org_project/412m3$Build-9782</meta:generator>
    <meta:document-statistic meta:table-count="0" meta:image-count="0" meta:object-count="0" meta:page-count="12" meta:paragraph-count="324" meta:word-count="3267" meta:character-count="16673"/>
  </office:meta>
</office:document-meta>
</file>